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95cm" fo:min-width="1.8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256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.638cm" fo:min-width="1.167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2.399cm" fo:min-width="3.367cm"/>
    </style:style>
    <style:style style:name="gr6" style:family="graphic" style:parent-style-name="standard" style:list-style-name="L2">
      <style:graphic-properties draw:stroke="none" svg:stroke-color="#000000" draw:fill="none" draw:fill-color="#ffffff" fo:min-height="2.05cm"/>
    </style:style>
    <style:style style:name="gr7" style:family="graphic" style:parent-style-name="standard" style:list-style-name="L3">
      <style:graphic-properties svg:stroke-color="#000000" draw:fill-color="#ffffff" draw:textarea-horizontal-align="justify" draw:textarea-vertical-align="middle" draw:auto-grow-height="false" fo:min-height="2.548cm" fo:min-width="3.598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2.458cm" fo:min-width="4.308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1.85cm" fo:min-width="2.5cm"/>
    </style:style>
    <style:style style:name="gr10" style:family="graphic" style:parent-style-name="standard">
      <style:graphic-properties draw:stroke="none" svg:stroke-color="#000000" draw:fill="none" draw:fill-color="#ffffff" fo:min-height="0.763cm"/>
    </style:style>
    <style:style style:name="gr11" style:family="graphic" style:parent-style-name="standard">
      <style:graphic-properties draw:stroke="none" svg:stroke-color="#000000" draw:fill="none" draw:fill-color="#ffffff" fo:min-height="0.45cm"/>
    </style:style>
    <style:style style:name="gr12" style:family="graphic" style:parent-style-name="standard">
      <style:graphic-properties svg:stroke-color="#000000" draw:fill="none" draw:textarea-vertical-align="middle" draw:auto-grow-height="false" fo:min-height="2.5cm" fo:min-width="0cm"/>
    </style:style>
    <style:style style:name="gr13" style:family="graphic" style:parent-style-name="standard" style:list-style-name="L2">
      <style:graphic-properties draw:stroke="none" svg:stroke-color="#000000" draw:fill="none" draw:fill-color="#ffffff" fo:min-height="2.05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3.45cm" fo:min-width="4cm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2.351cm" fo:min-width="1.94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>
          <draw:g>
            <draw:custom-shape draw:style-name="gr1" draw:text-style-name="P1" draw:layer="layout" svg:width="2.3cm" svg:height="2.2cm" svg:x="8.5cm" svg:y="6.4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line draw:style-name="gr2" draw:text-style-name="P1" draw:layer="layout" svg:x1="8.5cm" svg:y1="7.3cm" svg:x2="10.8cm" svg:y2="7.3cm">
              <text:p/>
            </draw:line>
          </draw:g>
          <draw:frame draw:style-name="gr3" draw:text-style-name="P3" draw:layer="layout" svg:width="2cm" svg:height="0.729cm" svg:x="8.8cm" svg:y="6.594cm">
            <draw:text-box>
              <text:p text:style-name="P2"><text:span text:style-name="T1">Tle</text:span></text:p>
            </draw:text-box>
          </draw:frame>
        </draw:g>
        <draw:custom-shape draw:style-name="gr4" draw:text-style-name="P1" draw:layer="layout" svg:width="2.739cm" svg:height="1.887cm" svg:x="2.161cm" svg:y="2.6cm">
          <text:p text:style-name="P4">CDM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g>
          <draw:g>
            <draw:custom-shape draw:style-name="gr5" draw:text-style-name="P1" draw:layer="layout" svg:width="3.867cm" svg:height="2.649cm" svg:x="8.333cm" svg:y="2.4cm">
              <text:p text:style-name="P4"><text:span text:style-name="T1">lector</text:span></text:p>
              <text:p text:style-name="P4"><text:span text:style-name="T1">CDM</text:span></text:p>
              <text:p text:style-name="P4"><text:span text:style-name="T2"/></text:p>
              <text:p text:style-name="P4"><text:span text:style-name="T2"/></text:p>
              <text:p text:style-name="P4"><text:span text:style-name="T2">xml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line draw:style-name="gr2" draw:text-style-name="P1" draw:layer="layout" svg:x1="8.304cm" svg:y1="3.592cm" svg:x2="12.171cm" svg:y2="3.592cm">
              <text:p/>
            </draw:line>
          </draw:g>
        </draw:g>
        <draw:frame draw:style-name="gr6" draw:text-style-name="P6" draw:layer="layout" svg:width="5.9cm" svg:height="2.3cm" svg:x="22.3cm" svg:y="7.1cm">
          <draw:text-box>
            <text:list text:style-name="L2">
              <text:list-item>
                <text:p text:style-name="P5"><text:span text:style-name="T1">Mínima Distancia.</text:span></text:p>
              </text:list-item>
              <text:list-item>
                <text:p text:style-name="P5"><text:span text:style-name="T1">TCA calculado.</text:span></text:p>
              </text:list-item>
              <text:list-item>
                <text:p text:style-name="P5"><text:span text:style-name="T1">DR, DT, DN</text:span></text:p>
              </text:list-item>
              <text:list-item>
                <text:p text:style-name="P5"><text:span text:style-name="T1">Ploteo Track</text:span></text:p>
              </text:list-item>
            </text:list>
          </draw:text-box>
        </draw:frame>
        <draw:custom-shape draw:style-name="gr7" draw:text-style-name="P7" draw:layer="layout" svg:width="4.4cm" svg:height="3.1cm" svg:x="1.9cm" svg:y="7.8cm">
          <text:list text:style-name="L3">
            <text:list-item>
              <text:p text:style-name="P4">sat_id</text:p>
            </text:list-item>
            <text:list-item>
              <text:p text:style-name="P4">deb_id</text:p>
            </text:list-item>
            <text:list-item>
              <text:p text:style-name="P4">TCA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5.1cm" svg:height="3cm" svg:x="11.5cm" svg:y="6.8cm">
          <text:p text:style-name="P4">Tle_sat.</text:p>
          <text:p text:style-name="P4">Tle_deb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custom-shape draw:style-name="gr9" draw:text-style-name="P1" draw:layer="layout" svg:width="3cm" svg:height="2.1cm" svg:x="17.7cm" svg:y="5.9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line draw:style-name="gr2" draw:text-style-name="P1" draw:layer="layout" svg:x1="17.7cm" svg:y1="6.759cm" svg:x2="20.7cm" svg:y2="6.759cm">
              <text:p/>
            </draw:line>
          </draw:g>
          <draw:frame draw:style-name="gr10" draw:text-style-name="P3" draw:layer="layout" svg:width="2.608cm" svg:height="1.013cm" svg:x="18.092cm" svg:y="6.086cm">
            <draw:text-box>
              <text:p text:style-name="P2"><text:span text:style-name="T1">Encuentro</text:span></text:p>
            </draw:text-box>
          </draw:frame>
        </draw:g>
        <draw:frame draw:style-name="gr11" draw:text-style-name="P9" draw:layer="layout" svg:width="2.2cm" svg:height="0.7cm" svg:x="18.1cm" svg:y="7cm">
          <draw:text-box>
            <text:p text:style-name="P8"><text:span text:style-name="T2">simple</text:span></text:p>
          </draw:text-box>
        </draw:frame>
        <draw:custom-shape draw:style-name="gr12" draw:text-style-name="P1" draw:layer="layout" svg:width="0.7cm" svg:height="2.9cm" svg:x="21.6cm" svg:y="6.72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6" draw:layer="layout" svg:width="5.9cm" svg:height="2.3cm" svg:x="22cm" svg:y="2.3cm">
          <draw:text-box>
            <text:list text:style-name="L2">
              <text:list-item>
                <text:p text:style-name="P5"><text:span text:style-name="T1">Mínima Distancia.</text:span></text:p>
              </text:list-item>
              <text:list-item>
                <text:p text:style-name="P5"><text:span text:style-name="T1">TCA.</text:span></text:p>
              </text:list-item>
              <text:list-item>
                <text:p text:style-name="P5"><text:span text:style-name="T1">PoC.</text:span></text:p>
              </text:list-item>
              <text:list-item>
                <text:p text:style-name="P5"><text:span text:style-name="T1">Matrices de Covarianza.</text:span></text:p>
              </text:list-item>
            </text:list>
          </draw:text-box>
        </draw:frame>
        <draw:custom-shape draw:style-name="gr14" draw:text-style-name="P1" draw:layer="layout" svg:width="4.5cm" svg:height="3.7cm" svg:x="6.5cm" svg:y="11.5cm">
          <text:p text:style-name="P4">importar_Tle</text:p>
          <text:p text:style-name="P4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3.2cm" svg:height="2.6cm" svg:x="17.1cm" svg:y="11.4cm">
          <text:p text:style-name="P4">OSW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2T13:40:49.834100748</meta:creation-date>
    <dc:date>2017-06-02T16:57:19.113969718</dc:date>
    <meta:editing-duration>PT55M38S</meta:editing-duration>
    <meta:editing-cycles>4</meta:editing-cycles>
    <meta:generator>LibreOffice/5.1.1.2$Linux_X86_64 LibreOffice_project/10m0$Build-2</meta:generator>
    <meta:document-statistic meta:object-count="23"/>
  </office:meta>
</office:document-meta>
</file>